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P2" style:family="paragraph" style:parent-style-name="Standard">
      <style:paragraph-properties fo:text-align="justify" style:justify-single-word="false"/>
      <style:text-properties fo:font-size="14pt" fo:font-style="normal" style:text-underline-style="solid" style:text-underline-width="auto" style:text-underline-color="font-color" fo:font-weight="normal" style:font-size-asian="12.25pt" style:font-style-asian="normal" style:font-weight-asian="normal" style:font-size-complex="14pt" style:font-style-complex="normal" style:font-weight-complex="normal"/>
    </style:style>
    <style:style style:name="T1"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ussion During Lab Session</text:p>
      <text:p text:style-name="P1"><text:span text:style-name="T1"><text:tab/><text:tab/>-Shubham Upadhyay (2010CS1036)</text:span></text:p>
      <text:p text:style-name="P1"><text:span text:style-name="T1"/></text:p>
      <text:p text:style-name="P2"><text:span text:style-name="T1">During the lab session, I was allotted the group for median finding. We were given an another median finding algorithm to implement. I have implemented the new algorithm and plotted the graphs in the new algorithm for previous version of the median finding algorithm and for the new algorithm too. From the graph, it was inferred that the algorithm that I have implemented in the 4 choose 2 assignment was the better one as the new algorithm sorts the randomly selecting array R and the array C which takes O(nlogn) time itself while the implementation of the randomized median finding algorithm gives the median in O(n) time mostly. The use of dictionary function which makes the Make Dictionary, lookup and update operation in O(n). The total number of insert operations is also bounded by O(n). Therefore the time taken for the 4 choose 2 median finding algorithm is of O(n) with maximum probability. Hence theoretically and statistically using the graph, it is clear that the implementation of the median finding algorithm in the 4 choose 2 assignment is bett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ubham </meta:initial-creator>
    <meta:creation-date>2012-11-08T16:33:13</meta:creation-date>
    <dc:date>2012-11-08T16:51:04</dc:date>
    <dc:creator>Shubham </dc:creator>
    <meta:editing-duration>PT5M59S</meta:editing-duration>
    <meta:editing-cycles>3</meta:editing-cycles>
    <meta:generator>LibreOffice/3.5$Linux_X86_64 LibreOffice_project/350m1$Build-2</meta:generator>
    <meta:document-statistic meta:table-count="0" meta:image-count="0" meta:object-count="0" meta:page-count="1" meta:paragraph-count="3" meta:word-count="186" meta:character-count="1128" meta:non-whitespace-character-count="942"/>
  </office:meta>
</office:document-meta>
</file>